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2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1"/>
        <table:table-column table:style-name="co2" table:default-cell-style-name="ce11"/>
        <table:table-column table:style-name="co3" table:number-columns-repeated="1021" table:default-cell-style-name="ce11"/>
        <table:table-row table:style-name="ro1">
          <table:table-cell table:style-name="ce1" office:value-type="string" calcext:value-type="string">
            <text:p>Numero di giri in decelerazione</text:p>
          </table:table-cell>
          <table:table-cell table:style-name="ce15" office:value-type="string" calcext:value-type="string">
            <text:p>Velocità media in rad/s <text:s/>(± 0,01rad/s)</text:p>
          </table:table-cell>
          <table:table-cell table:number-columns-repeated="1021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8" office:value-type="float" office:value="2.54664536372" calcext:value-type="float">
            <text:p>2,55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18" office:value-type="float" office:value="2.49635879567" calcext:value-type="float">
            <text:p>2,50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18" office:value-type="float" office:value="2.44991921205" calcext:value-type="float">
            <text:p>2,45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18" office:value-type="float" office:value="2.39513413182" calcext:value-type="float">
            <text:p>2,40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18" office:value-type="float" office:value="2.34135323736" calcext:value-type="float">
            <text:p>2,34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9" office:value-type="float" office:value="60" calcext:value-type="float">
            <text:p>60</text:p>
          </table:table-cell>
          <table:table-cell table:style-name="ce22" office:value-type="float" office:value="2.28631471003" calcext:value-type="float">
            <text:p>2,29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 table:number-rows-repeated="6">
          <table:table-cell table:style-name="ce12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2" table:number-rows-repeated="1048562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4" loext:min-decimal-places="4" number:min-integer-digits="1"/>
    </number:number-style>
    <number:number-style style:name="N105">
      <number:number number:decimal-places="1" loext:min-decimal-places="1" number:min-integer-digits="1"/>
    </number:number-style>
    <number:number-style style:name="N106">
      <number:number number:decimal-places="3" loext:min-decimal-places="3" number:min-integer-digits="1"/>
    </number:number-style>
    <number:number-style style:name="N107">
      <number:number number:decimal-places="10" loext:min-decimal-places="10" number:min-integer-digits="1"/>
    </number:number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12:02:27.84427009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8T17:48:45.282131470</meta:creation-date>
    <dc:date>2021-06-11T12:19:19.556771649</dc:date>
    <meta:editing-duration>PT41M19S</meta:editing-duration>
    <meta:editing-cycles>8</meta:editing-cycles>
    <meta:generator>LibreOffice/6.0.7.3$Linux_X86_64 LibreOffice_project/00m0$Build-3</meta:generator>
    <meta:document-statistic meta:table-count="1" meta:cell-count="14" meta:object-count="0"/>
  </office:meta>
</office:document-meta>
</file>